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NamespaceHandler.extractCacheManager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NamespaceHandler.parseKeyGenerator( Element element , BeanDefinition 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